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34.63pt" svg:height="475.8pt" svg:x="4.68pt" svg:y="162.62pt">
            <draw:object draw:notify-on-update-of-ranges="Sheet1.A3:Sheet1.A12 Sheet1.B2:Sheet1.B2 Sheet1.B3:Sheet1.B12 Sheet1.C2:Sheet1.C2 Sheet1.C3:Sheet1.C12 Sheet1.D2:Sheet1.D2 Sheet1.D3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czba słów</text:p>
          </table:table-cell>
          <table:table-cell table:style-name="ce1" office:value-type="string" calcext:value-type="string">
            <text:p>sortowanie bąbelkowe</text:p>
          </table:table-cell>
          <table:table-cell table:style-name="ce1" office:value-type="string" calcext:value-type="string">
            <text:p>sortowanie szybkie</text:p>
          </table:table-cell>
          <table:table-cell table:style-name="ce1" office:value-type="string" calcext:value-type="string" table:number-columns-spanned="2" table:number-rows-spanned="1">
            <text:p>std::sort</text:p>
          </table:table-cell>
          <table:covered-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84" calcext:value-type="float">
            <text:p>19084</text:p>
          </table:table-cell>
          <table:table-cell office:value-type="float" office:value="409" calcext:value-type="float">
            <text:p>409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337" calcext:value-type="float">
            <text:p>71337</text:p>
          </table:table-cell>
          <table:table-cell office:value-type="float" office:value="1247" calcext:value-type="float">
            <text:p>1247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1706" calcext:value-type="float">
            <text:p>151706</text:p>
          </table:table-cell>
          <table:table-cell office:value-type="float" office:value="2765" calcext:value-type="float">
            <text:p>2765</text:p>
          </table:table-cell>
          <table:table-cell office:value-type="float" office:value="2758" calcext:value-type="float">
            <text:p>2758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61203" calcext:value-type="float">
            <text:p>261203</text:p>
          </table:table-cell>
          <table:table-cell office:value-type="float" office:value="3902" calcext:value-type="float">
            <text:p>3902</text:p>
          </table:table-cell>
          <table:table-cell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8337" calcext:value-type="float">
            <text:p>398337</text:p>
          </table:table-cell>
          <table:table-cell office:value-type="float" office:value="6268" calcext:value-type="float">
            <text:p>6268</text:p>
          </table:table-cell>
          <table:table-cell office:value-type="float" office:value="6296" calcext:value-type="float">
            <text:p>6296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6077" calcext:value-type="float">
            <text:p>566077</text:p>
          </table:table-cell>
          <table:table-cell office:value-type="float" office:value="12476" calcext:value-type="float">
            <text:p>12476</text:p>
          </table:table-cell>
          <table:table-cell office:value-type="float" office:value="12368" calcext:value-type="float">
            <text:p>12368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64309" calcext:value-type="float">
            <text:p>764309</text:p>
          </table:table-cell>
          <table:table-cell office:value-type="float" office:value="16913" calcext:value-type="float">
            <text:p>16913</text:p>
          </table:table-cell>
          <table:table-cell office:value-type="float" office:value="16824" calcext:value-type="float">
            <text:p>16824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88210" calcext:value-type="float">
            <text:p>988210</text:p>
          </table:table-cell>
          <table:table-cell office:value-type="float" office:value="23337" calcext:value-type="float">
            <text:p>23337</text:p>
          </table:table-cell>
          <table:table-cell office:value-type="float" office:value="23406" calcext:value-type="float">
            <text:p>23406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40932" calcext:value-type="float">
            <text:p>1240932</text:p>
          </table:table-cell>
          <table:table-cell office:value-type="float" office:value="28143" calcext:value-type="float">
            <text:p>28143</text:p>
          </table:table-cell>
          <table:table-cell office:value-type="float" office:value="28103" calcext:value-type="float">
            <text:p>2810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24740" calcext:value-type="float">
            <text:p>1524740</text:p>
          </table:table-cell>
          <table:table-cell office:value-type="float" office:value="39210" calcext:value-type="float">
            <text:p>39210</text:p>
          </table:table-cell>
          <table:table-cell office:value-type="float" office:value="37803" calcext:value-type="float">
            <text:p>378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7:48:45.631985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25:17.938814585</meta:creation-date>
    <dc:date>2019-11-15T17:50:52.411984428</dc:date>
    <meta:editing-duration>PT20M49S</meta:editing-duration>
    <meta:editing-cycles>2</meta:editing-cycles>
    <meta:generator>LibreOffice/6.0.7.3$Linux_X86_64 LibreOffice_project/00m0$Build-3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5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17cm" svg:height="16.786cm" xlink:href=".." xlink:type="simple" chart:class="chart:line" chart:style-name="ch1">
        <chart:legend chart:legend-position="end" svg:x="21.213cm" svg:y="7.596cm" style:legend-expansion="high" chart:style-name="ch2"/>
        <chart:plot-area chart:style-name="ch3" table:cell-range-address="Sheet1.A2:Sheet1.D12" chart:data-source-has-labels="both" svg:x="1.529cm" svg:y="0.335cm" svg:width="19.166cm" svg:height="15.135cm">
          <chartooo:coordinate-region svg:x="2.997cm" svg:y="0.535cm" svg:width="17.154cm" svg:height="14.736cm"/>
          <chart:axis chart:dimension="x" chart:name="primary-x" chart:style-name="ch4" chartooo:axis-type="auto">
            <chartooo:date-scale/>
            <chart:title svg:x="10.261cm" svg:y="15.805cm" chart:style-name="ch5">
              <text:p>liczba słów</text:p>
            </chart:title>
            <chart:categories table:cell-range-address="Sheet1.A3:Sheet1.A12"/>
          </chart:axis>
          <chart:axis chart:dimension="y" chart:name="primary-y" chart:style-name="ch6">
            <chart:title svg:x="0.382cm" svg:y="8.583cm" chart:style-name="ch7">
              <text:p>czas [mikrosekundy]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owanie bąbelkowe</text:p>
                <draw:g>
                  <svg:desc>Sheet1.B2:Sheet1.B2</svg:desc>
                </draw:g>
              </table:table-cell>
              <table:table-cell office:value-type="string">
                <text:p>sortowanie szybkie</text:p>
                <draw:g>
                  <svg:desc>Sheet1.C2:Sheet1.C2</svg:desc>
                </draw:g>
              </table:table-cell>
              <table:table-cell office:value-type="string">
                <text:p>std::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2</svg:desc>
                </draw:g>
              </table:table-cell>
              <table:table-cell office:value-type="float" office:value="19084">
                <text:p>19084</text:p>
                <draw:g>
                  <svg:desc>Sheet1.B3:Sheet1.B12</svg:desc>
                </draw:g>
              </table:table-cell>
              <table:table-cell office:value-type="float" office:value="409">
                <text:p>409</text:p>
                <draw:g>
                  <svg:desc>Sheet1.C3:Sheet1.C12</svg:desc>
                </draw:g>
              </table:table-cell>
              <table:table-cell office:value-type="float" office:value="394">
                <text:p>394</text:p>
                <draw:g>
                  <svg:desc>Sheet1.D3:Sheet1.D1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1337">
                <text:p>71337</text:p>
              </table:table-cell>
              <table:table-cell office:value-type="float" office:value="1247">
                <text:p>124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1706">
                <text:p>151706</text:p>
              </table:table-cell>
              <table:table-cell office:value-type="float" office:value="2765">
                <text:p>2765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61203">
                <text:p>261203</text:p>
              </table:table-cell>
              <table:table-cell office:value-type="float" office:value="3902">
                <text:p>3902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98337">
                <text:p>398337</text:p>
              </table:table-cell>
              <table:table-cell office:value-type="float" office:value="6268">
                <text:p>6268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66077">
                <text:p>566077</text:p>
              </table:table-cell>
              <table:table-cell office:value-type="float" office:value="12476">
                <text:p>12476</text:p>
              </table:table-cell>
              <table:table-cell office:value-type="float" office:value="12368">
                <text:p>1236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64309">
                <text:p>764309</text:p>
              </table:table-cell>
              <table:table-cell office:value-type="float" office:value="16913">
                <text:p>16913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88210">
                <text:p>988210</text:p>
              </table:table-cell>
              <table:table-cell office:value-type="float" office:value="23337">
                <text:p>23337</text:p>
              </table:table-cell>
              <table:table-cell office:value-type="float" office:value="23406">
                <text:p>2340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240932">
                <text:p>1240932</text:p>
              </table:table-cell>
              <table:table-cell office:value-type="float" office:value="28143">
                <text:p>28143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24740">
                <text:p>1524740</text:p>
              </table:table-cell>
              <table:table-cell office:value-type="float" office:value="39210">
                <text:p>39210</text:p>
              </table:table-cell>
              <table:table-cell office:value-type="float" office:value="37803">
                <text:p>3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